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372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81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5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7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3" office:value-type="string" calcext:value-type="string">
            <office:annotation draw:style-name="gr1" draw:text-style-name="P2" svg:width="2.899cm" svg:height="1.799cm" svg:x="2.972cm" svg:y="0cm" draw:caption-point-x="-0.61cm" draw:caption-point-y="0.01cm">
              <dc:creator>WJ</dc:creator>
              <dc:date>2021-09-24T00:00:00</dc:date>
              <text:p text:style-name="P1">受測干擾物的名稱</text:p>
            </office:annotation>
            <text:p>interferent</text:p>
          </table:table-cell>
          <table:table-cell table:style-name="ce3" office:value-type="string" calcext:value-type="string">
            <office:annotation draw:style-name="gr1" draw:text-style-name="P2" svg:width="2.899cm" svg:height="1.799cm" svg:x="5.68cm" svg:y="0cm" draw:caption-point-x="-0.61cm" draw:caption-point-y="0.01cm">
              <dc:creator>WJ</dc:creator>
              <dc:date>2021-09-24T00:00:00</dc:date>
              <text:p text:style-name="P1">受測干擾物的濃度</text:p>
            </office:annotation>
            <text:p>interferent_level</text:p>
          </table:table-cell>
          <table:table-cell table:style-name="ce3" office:value-type="string" calcext:value-type="string">
            <office:annotation draw:style-name="gr1" draw:text-style-name="P2" svg:width="2.899cm" svg:height="1.799cm" svg:x="8.174cm" svg:y="0cm" draw:caption-point-x="-0.61cm" draw:caption-point-y="0.01cm">
              <dc:creator>WJ</dc:creator>
              <dc:date>2021-09-24T00:00:00</dc:date>
              <text:p text:style-name="P1">樣品的分析物濃度</text:p>
            </office:annotation>
            <text:p>analyte_level</text:p>
          </table:table-cell>
          <table:table-cell table:style-name="ce3" office:value-type="string" calcext:value-type="string">
            <office:annotation draw:style-name="gr1" draw:text-style-name="P2" svg:width="2.899cm" svg:height="1.799cm" svg:x="9.461cm" svg:y="0cm" draw:caption-point-x="-0.61cm" draw:caption-point-y="0.01cm">
              <dc:creator>WJ</dc:creator>
              <dc:date>2021-09-24T00:00:00</dc:date>
              <text:p text:style-name="P1">加入干擾物的測量值</text:p>
            </office:annotation>
            <text:p>y_test</text:p>
          </table:table-cell>
          <table:table-cell table:style-name="ce3" office:value-type="string" calcext:value-type="string">
            <office:annotation draw:style-name="gr1" draw:text-style-name="P2" svg:width="2.899cm" svg:height="1.799cm" svg:x="11.275cm" svg:y="0cm" draw:caption-point-x="-0.61cm" draw:caption-point-y="0.01cm">
              <dc:creator>WJ</dc:creator>
              <dc:date>2021-09-24T00:00:00</dc:date>
              <text:p text:style-name="P1">無干擾物的測量值</text:p>
            </office:annotation>
            <text:p>y_control</text:p>
          </table:table-cell>
          <table:table-cell table:style-name="Accent_20_2" table:number-columns-repeated="1019"/>
        </table:table-row>
        <table:table-row table:style-name="ro1">
          <table:table-cell table:style-name="ce4" office:value-type="string" calcext:value-type="string">
            <text:p>interferent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low (0.5)</text:p>
          </table:table-cell>
          <table:table-cell office:value-type="float" office:value="0.24" calcext:value-type="float">
            <text:p>0.24</text:p>
          </table:table-cell>
          <table:table-cell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rferent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low (0.5)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rferent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low (0.5)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rferent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low (0.5)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rferent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low (0.5)</text:p>
          </table:table-cell>
          <table:table-cell office:value-type="float" office:value="0.26" calcext:value-type="float">
            <text:p>0.26</text:p>
          </table:table-cell>
          <table:table-cell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rferent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high (5)</text:p>
          </table:table-cell>
          <table:table-cell office:value-type="float" office:value="4.42" calcext:value-type="float">
            <text:p>4.42</text:p>
          </table:table-cell>
          <table:table-cell office:value-type="float" office:value="4.82" calcext:value-type="float">
            <text:p>4.8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rferent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high (5)</text:p>
          </table:table-cell>
          <table:table-cell office:value-type="float" office:value="4.47" calcext:value-type="float">
            <text:p>4.4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rferent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high (5)</text:p>
          </table:table-cell>
          <table:table-cell office:value-type="float" office:value="4.41" calcext:value-type="float">
            <text:p>4.41</text:p>
          </table:table-cell>
          <table:table-cell office:value-type="float" office:value="5.21" calcext:value-type="float">
            <text:p>5.2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rferent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high (5)</text:p>
          </table:table-cell>
          <table:table-cell office:value-type="float" office:value="4.69" calcext:value-type="float">
            <text:p>4.69</text:p>
          </table:table-cell>
          <table:table-cell office:value-type="float" office:value="4.95" calcext:value-type="float">
            <text:p>4.9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rferent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high (5)</text:p>
          </table:table-cell>
          <table:table-cell office:value-type="float" office:value="4.76" calcext:value-type="float">
            <text:p>4.76</text:p>
          </table:table-cell>
          <table:table-cell office:value-type="float" office:value="5.02" calcext:value-type="float">
            <text:p>5.02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_ep7" table:style-name="ta1">
        <table:table-column table:style-name="co7" table:default-cell-style-name="ce2"/>
        <table:table-column table:style-name="co8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.899cm" svg:height="1.799cm" svg:x="3.185cm" svg:y="0cm" draw:caption-point-x="-0.61cm" draw:caption-point-y="0.01cm">
              <dc:creator>WJ</dc:creator>
              <dc:date>2021-09-24T00:00:00</dc:date>
              <text:p text:style-name="P1"><text:span text:style-name="T1">錯誤地拒絕虛無假設的機率</text:span><text:span text:style-name="T1">, </text:span><text:span text:style-name="T1">又名為</text:span><text:span text:style-name="T1">type-I error</text:span></text:p>
            </office:annotation>
            <text:p>alpha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5.722cm" svg:y="0cm" draw:caption-point-x="-0.61cm" draw:caption-point-y="0.01cm">
              <dc:creator>WJ</dc:creator>
              <dc:date>2021-09-23T00:00:00</dc:date>
              <text:p text:style-name="P1"><text:span text:style-name="T1">錯誤地不拒絕虛無假設的機率</text:span><text:span text:style-name="T1">, </text:span><text:span text:style-name="T1">又名為</text:span><text:span text:style-name="T1">type-II error</text:span></text:p>
            </office:annotation>
            <text:p>beta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7.98cm" svg:y="0cm" draw:caption-point-x="-0.61cm" draw:caption-point-y="0.01cm">
              <dc:creator>WJ</dc:creator>
              <dc:date>2021-09-24T00:00:00</dc:date>
              <text:p text:style-name="P1">試驗器材本身的repeatability (參考EP5)</text:p>
            </office:annotation>
            <text:p>repeatability</text:p>
          </table:table-cell>
          <table:table-cell table:style-name="Accent_20_2" office:value-type="string" calcext:value-type="string">
            <office:annotation draw:style-name="gr1" draw:text-style-name="P2" svg:width="2.899cm" svg:height="2.249cm" svg:x="10.237cm" svg:y="0cm" draw:caption-point-x="-0.61cm" draw:caption-point-y="0.01cm">
              <dc:creator>WJ</dc:creator>
              <dc:date>2021-09-24T00:00:00</dc:date>
              <text:p text:style-name="P1">超過多少程度以上的差異算是顯著干擾(0.075表示7.5%)</text:p>
            </office:annotation>
            <text:p>allowable_interference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2.495cm" svg:y="0cm" draw:caption-point-x="-0.61cm" draw:caption-point-y="0.01cm">
              <dc:creator>WJ</dc:creator>
              <dc:date>2021-09-24T00:00:00</dc:date>
              <text:p text:style-name="P1">測試器材的量測單位</text:p>
            </office:annotation>
            <text:p>unit_of_device</text:p>
          </table:table-cell>
          <table:table-cell table:style-name="Accent_20_2" table:number-columns-repeated="1015"/>
        </table:table-row>
        <table:table-row table:style-name="ro1">
          <table:table-cell table:number-columns-repeated="3" office:value-type="float" office:value="0.05" calcext:value-type="float">
            <text:p>0.05</text:p>
          </table:table-cell>
          <table:table-cell table:formula="of:=[.C2]*1.5" office:value-type="float" office:value="0.075" calcext:value-type="float">
            <text:p>0.075</text:p>
          </table:table-cell>
          <table:table-cell office:value-type="string" calcext:value-type="string">
            <text:p>mg/dL</text:p>
          </table:table-cell>
          <table:table-cell table:number-columns-repeated="1015"/>
        </table:table-row>
        <table:table-row table:style-name="ro1" table:number-rows-repeated="7">
          <table:table-cell table:number-columns-repeated="1020"/>
        </table:table-row>
        <table:table-row table:style-name="ro1" table:number-rows-repeated="5">
          <table:table-cell table:style-name="Default"/>
          <table:table-cell table:number-columns-repeated="1019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$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number:number-style style:name="N167">
      <number:number number:decimal-places="2" number:min-decimal-places="2" number:min-integer-digits="1"/>
      <number:text> </number:text>
    </number:number-style>
    <number:number-style style:name="N168">
      <number:number number:decimal-places="0" number:min-decimal-places="0" number:min-integer-digits="1"/>
      <number:text> </number:text>
    </number:number-style>
    <number:number-style style:name="N169P0" style:volatile="true">
      <number:number number:decimal-places="2" number:min-decimal-places="2" number:min-integer-digits="1"/>
      <number:text> </number:text>
    </number:number-style>
    <number:number-style style:name="N169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69P0"/>
    </number:number-style>
    <number:number-style style:name="N170">
      <number:number number:decimal-places="14" number:min-decimal-places="14" number:min-integer-digits="1"/>
    </number:number-style>
    <number:number-style style:name="N171">
      <number:number number:decimal-places="13" number:min-decimal-places="13" number:min-integer-digits="1"/>
    </number:number-style>
    <number:number-style style:name="N172">
      <number:number number:decimal-places="12" number:min-decimal-places="12" number:min-integer-digits="1"/>
    </number:number-style>
    <number:number-style style:name="N173">
      <number:number number:decimal-places="11" number:min-decimal-places="11" number:min-integer-digits="1"/>
    </number:number-style>
    <number:number-style style:name="N174">
      <number:number number:decimal-places="10" number:min-decimal-places="10" number:min-integer-digits="1"/>
    </number:number-style>
    <number:number-style style:name="N175">
      <number:number number:decimal-places="9" number:min-decimal-places="9" number:min-integer-digits="1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00/00/00</text:date>, <text:time style:data-style-name="N2" text:time-value="11:09:29.300943281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24T15:57:52.433243954</dc:date>
    <dc:creator>Wu Jun-I</dc:creator>
    <meta:editing-duration>PT5H58M59S</meta:editing-duration>
    <meta:editing-cycles>24</meta:editing-cycles>
    <meta:document-statistic meta:table-count="2" meta:cell-count="65" meta:object-count="0"/>
  </office:meta>
</office:document-meta>
</file>